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Vet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2.9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>
      <style:table-cell-properties fo:background-color="#fff450" style:text-align-source="fix" style:repeat-content="false" style:vertical-align="middle"/>
      <style:paragraph-properties fo:text-align="center" fo:margin-left="0mm"/>
      <style:text-properties fo:color="#0066b3" style:font-name="DejaVu Serif" fo:font-size="24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fdb94d" style:text-align-source="fix" style:repeat-content="false" style:vertical-align="middle"/>
      <style:paragraph-properties fo:text-align="center"/>
      <style:text-properties fo:color="#0066b3"/>
    </style:style>
    <style:style style:name="ce5" style:family="table-cell" style:parent-style-name="Default">
      <style:table-cell-properties fo:background-color="#fdb94d"/>
      <style:text-properties fo:color="#0066b3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 style:data-style-name="N109">
      <style:table-cell-properties fo:background-color="#fff450"/>
    </style:style>
    <style:style style:name="ce8" style:family="table-cell" style:parent-style-name="Default" style:data-style-name="N110">
      <style:table-cell-properties style:cell-protect="none" style:print-content="true"/>
    </style:style>
    <style:style style:name="ce9" style:family="table-cell" style:parent-style-name="Default" style:data-style-name="N110"/>
    <style:style style:name="ce10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  <style:text-properties fo:color="#0066b3"/>
    </style:style>
    <style:style style:name="ce11" style:family="table-cell" style:parent-style-name="Default" style:data-style-name="N110">
      <style:table-cell-properties style:cell-protect="none" style:print-content="true"/>
      <style:text-properties fo:color="#000000"/>
    </style:style>
    <style:style style:name="ce12" style:family="table-cell" style:parent-style-name="Default" style:data-style-name="N112">
      <style:table-cell-properties fo:background-color="#fff450"/>
    </style:style>
    <style:style style:name="ce13" style:family="table-cell" style:parent-style-name="Default" style:data-style-name="N52">
      <style:table-cell-properties fo:background-color="#fff45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otected="true" table:print-ranges="Blad1.A1:Blad1.AMJ1048576">
        <loext:table-protection loext:select-protected-cells="true" loext:select-unprotected-cells="true"/>
        <table:table-column table:style-name="co1" table:default-cell-style-name="ce6"/>
        <table:table-column table:style-name="co2" table:default-cell-style-name="Default"/>
        <table:table-column table:style-name="co3" table:default-cell-style-name="ce8"/>
        <table:table-column table:style-name="co3" table:number-columns-repeated="6" table:default-cell-style-name="ce9"/>
        <table:table-column table:style-name="co1" table:default-cell-style-name="ce6"/>
        <table:table-column table:style-name="co4" table:default-cell-style-name="Default"/>
        <table:table-column table:style-name="co5" table:visibility="collapse" table:number-columns-repeated="1013" table:default-cell-style-name="Default"/>
        <table:table-row table:style-name="ro1">
          <table:table-cell table:style-name="ce3" office:value-type="string" calcext:value-type="string" table:number-columns-spanned="10" table:number-rows-spanned="1">
            <text:p>Budget Planning</text:p>
          </table:table-cell>
          <table:covered-table-cell table:number-columns-repeated="8" table:style-name="ce6"/>
          <table:covered-table-cell/>
          <table:table-cell table:style-name="ce13" table:formula="of:=NOW()" office:value-type="date" office:date-value="2018-11-06T10:48:41.278484" calcext:value-type="date">
            <text:p>2018-11-06 10:48:4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oort:</text:p>
          </table:table-cell>
          <table:table-cell table:style-name="ce2" office:value-type="string" calcext:value-type="string">
            <text:p>Code:</text:p>
          </table:table-cell>
          <table:table-cell table:style-name="ce2" office:value-type="string" calcext:value-type="string">
            <text:p>B</text:p>
            <text:p>Per</text:p>
            <text:p>Jaar:</text:p>
          </table:table-cell>
          <table:table-cell table:style-name="ce2" office:value-type="string" calcext:value-type="string">
            <text:p>B</text:p>
            <text:p>Per</text:p>
            <text:p>Trimester:</text:p>
          </table:table-cell>
          <table:table-cell table:style-name="ce2" office:value-type="string" calcext:value-type="string" table:number-columns-spanned="4" table:number-rows-spanned="1">
            <text:p>Uitgaven:</text:p>
          </table:table-cell>
          <table:covered-table-cell table:number-columns-repeated="3" table:style-name="ce2"/>
          <table:table-cell table:style-name="ce2" office:value-type="string" calcext:value-type="string">
            <text:p>Kosten</text:p>
            <text:p>Tot nu:</text:p>
          </table:table-cell>
          <table:table-cell table:style-name="ce2" office:value-type="string" calcext:value-type="string">
            <text:p>Over:</text:p>
          </table:table-cell>
          <table:table-cell table:style-name="ce2" office:value-type="string" calcext:value-type="string">
            <text:p>Commentaar:</text:p>
          </table:table-cell>
          <table:table-cell table:number-columns-repeated="1013"/>
        </table:table-row>
        <table:table-row table:style-name="ro3">
          <table:table-cell table:style-name="ce5" table:number-columns-repeated="4"/>
          <table:table-cell table:style-name="ce10" office:value-type="string" calcext:value-type="string">
            <text:p>Trimester 1:</text:p>
          </table:table-cell>
          <table:table-cell table:style-name="ce10" office:value-type="string" calcext:value-type="string">
            <text:p>Trimester 2:</text:p>
          </table:table-cell>
          <table:table-cell table:style-name="ce10" office:value-type="string" calcext:value-type="string">
            <text:p>Trimester 3:</text:p>
          </table:table-cell>
          <table:table-cell table:style-name="ce10" office:value-type="string" calcext:value-type="string">
            <text:p>Trimester 4:</text:p>
          </table:table-cell>
          <table:table-cell table:style-name="ce5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Kosten:</text:p>
          </table:table-cell>
          <table:table-cell table:style-name="ce6"/>
          <table:table-cell table:style-name="ce7" table:formula="of:=IF(COUNT([.C5:.C12])&gt;0;SUM([.C5:.C12]);&quot;&quot;)" office:value-type="float" office:value="166566.2" calcext:value-type="float">
            <text:p>166.566,20</text:p>
          </table:table-cell>
          <table:table-cell table:style-name="ce7" table:formula="of:=IF(COUNT([.D5:.D12])&gt;0;SUM([.D5:.D12]);&quot;&quot;)" office:value-type="float" office:value="41641.55" calcext:value-type="float">
            <text:p>41.641,55</text:p>
          </table:table-cell>
          <table:table-cell table:style-name="ce7" table:formula="of:=IF(COUNT([.E5:.E12])&gt;0;SUM([.E5:.E12]);&quot;&quot;)" office:value-type="float" office:value="21457.57" calcext:value-type="float">
            <text:p>21.457,57</text:p>
          </table:table-cell>
          <table:table-cell table:style-name="ce7" table:formula="of:=IF(COUNT([.F5:.F12])&gt;0;SUM([.F5:.F12]);&quot;&quot;)" office:value-type="float" office:value="42626.54" calcext:value-type="float">
            <text:p>42.626,54</text:p>
          </table:table-cell>
          <table:table-cell table:style-name="ce7" table:formula="of:=IF(COUNT([.G5:.G12])&gt;0;SUM([.G5:.G12]);&quot;&quot;)" office:value-type="float" office:value="38784.18" calcext:value-type="float">
            <text:p>38.784,18</text:p>
          </table:table-cell>
          <table:table-cell table:style-name="ce7" table:formula="of:=IF(COUNT([.H5:.H12])&gt;0;SUM([.H5:.H12]);&quot;&quot;)" office:value-type="float" office:value="36100.38" calcext:value-type="float">
            <text:p>36.100,38</text:p>
          </table:table-cell>
          <table:table-cell table:style-name="ce7" table:formula="of:=IF(COUNT([.I5:.I12])&gt;0;SUM([.I5:.I12]);&quot;&quot;)" office:value-type="float" office:value="138968.67" calcext:value-type="float">
            <text:p>138.968,67</text:p>
          </table:table-cell>
          <table:table-cell table:style-name="ce12" table:formula="of:=IF(COUNT([.J5:.J12])&gt;0;SUM([.J5:.J12]);&quot;&quot;)" office:value-type="currency" office:currency="EUR" office:value="27597.53" calcext:value-type="currency">
            <text:p><text:s text:c="2"/>27 597,53 EUR</text:p>
          </table:table-cell>
          <table:table-cell table:formula="of:=IF(AND(ISNUMBER([.J4]);[.J4]&lt;0);&quot;Budget overschreden&quot;;&quot;&quot;)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lektriciteit:</text:p>
          </table:table-cell>
          <table:table-cell office:value-type="float" office:value="1" calcext:value-type="float">
            <text:p>1</text:p>
          </table:table-cell>
          <table:table-cell office:value-type="float" office:value="2045.5" calcext:value-type="float">
            <text:p><text:s text:c="2"/>2 045,50</text:p>
          </table:table-cell>
          <table:table-cell table:formula="of:=IF(ISNUMBER([.C5]);[.C5]/4;&quot;&quot;)" office:value-type="float" office:value="511.375" calcext:value-type="float">
            <text:p><text:s text:c="3"/>511,38</text:p>
          </table:table-cell>
          <table:table-cell table:style-name="ce8" office:value-type="float" office:value="417.7" calcext:value-type="float">
            <text:p><text:s text:c="3"/>417,70</text:p>
          </table:table-cell>
          <table:table-cell table:style-name="ce8" office:value-type="float" office:value="528.01" calcext:value-type="float">
            <text:p><text:s text:c="3"/>528,01</text:p>
          </table:table-cell>
          <table:table-cell table:style-name="ce8" office:value-type="float" office:value="495.79" calcext:value-type="float">
            <text:p><text:s text:c="3"/>495,79</text:p>
          </table:table-cell>
          <table:table-cell table:style-name="ce8" office:value-type="float" office:value="556.52" calcext:value-type="float">
            <text:p><text:s text:c="3"/>556,52</text:p>
          </table:table-cell>
          <table:table-cell table:formula="of:=IF(COUNT([.E5:.H5])&gt;0;SUM([.E5:.H5]);&quot;&quot;)" office:value-type="float" office:value="1998.02" calcext:value-type="float">
            <text:p><text:s text:c="2"/>1 998,02</text:p>
          </table:table-cell>
          <table:table-cell table:style-name="ce12" table:formula="of:=IF(AND(ISNUMBER([.C5]);ISNUMBER([.I5]));[.C5]-[.I5];&quot;&quot;)" office:value-type="currency" office:currency="EUR" office:value="47.48" calcext:value-type="currency">
            <text:p><text:s text:c="3"/>47,48 EUR</text:p>
          </table:table-cell>
          <table:table-cell table:formula="of:=IF(AND(ISNUMBER([.J5]);[.J5]&lt;0);&quot;Budget overschreden&quot;;&quot;&quot;)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dministratie:</text:p>
          </table:table-cell>
          <table:table-cell office:value-type="float" office:value="2" calcext:value-type="float">
            <text:p>2</text:p>
          </table:table-cell>
          <table:table-cell office:value-type="float" office:value="88250" calcext:value-type="float">
            <text:p><text:s text:c="2"/>88 250,00</text:p>
          </table:table-cell>
          <table:table-cell table:formula="of:=IF(ISNUMBER([.C6]);[.C6]/4;&quot;&quot;)" office:value-type="float" office:value="22062.5" calcext:value-type="float">
            <text:p><text:s text:c="2"/>22 062,50</text:p>
          </table:table-cell>
          <table:table-cell table:style-name="ce8" office:value-type="float" office:value="1863.85" calcext:value-type="float">
            <text:p><text:s text:c="2"/>1 863,85</text:p>
          </table:table-cell>
          <table:table-cell table:style-name="ce8" office:value-type="float" office:value="22621.77" calcext:value-type="float">
            <text:p><text:s text:c="2"/>22 621,77</text:p>
          </table:table-cell>
          <table:table-cell table:style-name="ce8" office:value-type="float" office:value="19558.8" calcext:value-type="float">
            <text:p><text:s text:c="2"/>19 558,80</text:p>
          </table:table-cell>
          <table:table-cell table:style-name="ce8" office:value-type="float" office:value="18623.32" calcext:value-type="float">
            <text:p><text:s text:c="2"/>18 623,32</text:p>
          </table:table-cell>
          <table:table-cell table:formula="of:=IF(COUNT([.E6:.H6])&gt;0;SUM([.E6:.H6]);&quot;&quot;)" office:value-type="float" office:value="62667.74" calcext:value-type="float">
            <text:p><text:s text:c="2"/>62 667,74</text:p>
          </table:table-cell>
          <table:table-cell table:style-name="ce12" table:formula="of:=IF(AND(ISNUMBER([.C6]);ISNUMBER([.I6]));[.C6]-[.I6];&quot;&quot;)" office:value-type="currency" office:currency="EUR" office:value="25582.26" calcext:value-type="currency">
            <text:p><text:s text:c="2"/>25 582,26 EUR</text:p>
          </table:table-cell>
          <table:table-cell table:formula="of:=IF(AND(ISNUMBER([.J6]);[.J6]&lt;0);&quot;Budget overschreden&quot;;&quot;&quot;)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erzekering:</text:p>
          </table:table-cell>
          <table:table-cell office:value-type="float" office:value="3" calcext:value-type="float">
            <text:p>3</text:p>
          </table:table-cell>
          <table:table-cell office:value-type="float" office:value="6445.2" calcext:value-type="float">
            <text:p><text:s text:c="2"/>6 445,20</text:p>
          </table:table-cell>
          <table:table-cell table:formula="of:=IF(ISNUMBER([.C7]);[.C7]/4;&quot;&quot;)" office:value-type="float" office:value="1611.3" calcext:value-type="float">
            <text:p><text:s text:c="2"/>1 611,30</text:p>
          </table:table-cell>
          <table:table-cell table:style-name="ce11" office:value-type="float" office:value="1461.58" calcext:value-type="float">
            <text:p><text:s text:c="2"/>1 461,58</text:p>
          </table:table-cell>
          <table:table-cell table:style-name="ce8" office:value-type="float" office:value="1648.99" calcext:value-type="float">
            <text:p><text:s text:c="2"/>1 648,99</text:p>
          </table:table-cell>
          <table:table-cell table:style-name="ce8" office:value-type="float" office:value="1487.36" calcext:value-type="float">
            <text:p><text:s text:c="2"/>1 487,36</text:p>
          </table:table-cell>
          <table:table-cell table:style-name="ce8" office:value-type="float" office:value="1611.83" calcext:value-type="float">
            <text:p><text:s text:c="2"/>1 611,83</text:p>
          </table:table-cell>
          <table:table-cell table:formula="of:=IF(COUNT([.E7:.H7])&gt;0;SUM([.E7:.H7]);&quot;&quot;)" office:value-type="float" office:value="6209.76" calcext:value-type="float">
            <text:p><text:s text:c="2"/>6 209,76</text:p>
          </table:table-cell>
          <table:table-cell table:style-name="ce12" table:formula="of:=IF(AND(ISNUMBER([.C7]);ISNUMBER([.I7]));[.C7]-[.I7];&quot;&quot;)" office:value-type="currency" office:currency="EUR" office:value="235.44" calcext:value-type="currency">
            <text:p><text:s text:c="3"/>235,44 EUR</text:p>
          </table:table-cell>
          <table:table-cell table:formula="of:=IF(AND(ISNUMBER([.J7]);[.J7]&lt;0);&quot;Budget overschreden&quot;;&quot;&quot;)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nderhoud:</text:p>
          </table:table-cell>
          <table:table-cell office:value-type="float" office:value="4" calcext:value-type="float">
            <text:p>4</text:p>
          </table:table-cell>
          <table:table-cell office:value-type="float" office:value="13882" calcext:value-type="float">
            <text:p><text:s text:c="2"/>13 882,00</text:p>
          </table:table-cell>
          <table:table-cell table:formula="of:=IF(ISNUMBER([.C8]);[.C8]/4;&quot;&quot;)" office:value-type="float" office:value="3470.5" calcext:value-type="float">
            <text:p><text:s text:c="2"/>3 470,50</text:p>
          </table:table-cell>
          <table:table-cell table:style-name="ce8" office:value-type="float" office:value="3888.76" calcext:value-type="float">
            <text:p><text:s text:c="2"/>3 888,76</text:p>
          </table:table-cell>
          <table:table-cell table:style-name="ce8" office:value-type="float" office:value="3609.86" calcext:value-type="float">
            <text:p><text:s text:c="2"/>3 609,86</text:p>
          </table:table-cell>
          <table:table-cell table:style-name="ce8" office:value-type="float" office:value="3594.46" calcext:value-type="float">
            <text:p><text:s text:c="2"/>3 594,46</text:p>
          </table:table-cell>
          <table:table-cell table:style-name="ce8" office:value-type="float" office:value="3050.26" calcext:value-type="float">
            <text:p><text:s text:c="2"/>3 050,26</text:p>
          </table:table-cell>
          <table:table-cell table:formula="of:=IF(COUNT([.E8:.H8])&gt;0;SUM([.E8:.H8]);&quot;&quot;)" office:value-type="float" office:value="14143.34" calcext:value-type="float">
            <text:p><text:s text:c="2"/>14 143,34</text:p>
          </table:table-cell>
          <table:table-cell table:style-name="ce12" table:formula="of:=IF(AND(ISNUMBER([.C8]);ISNUMBER([.I8]));[.C8]-[.I8];&quot;&quot;)" office:value-type="currency" office:currency="EUR" office:value="-261.34" calcext:value-type="currency">
            <text:p>- <text:s text:c="2"/>261,34 EUR</text:p>
          </table:table-cell>
          <table:table-cell table:formula="of:=IF(AND(ISNUMBER([.J8]);[.J8]&lt;0);&quot;Budget overschreden&quot;;&quot;&quot;)" office:value-type="string" office:string-value="Budget overschreden" calcext:value-type="string">
            <text:p>Budget overschred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erwarming:</text:p>
          </table:table-cell>
          <table:table-cell office:value-type="float" office:value="5" calcext:value-type="float">
            <text:p>5</text:p>
          </table:table-cell>
          <table:table-cell office:value-type="float" office:value="3885.75" calcext:value-type="float">
            <text:p><text:s text:c="2"/>3 885,75</text:p>
          </table:table-cell>
          <table:table-cell table:formula="of:=IF(ISNUMBER([.C9]);[.C9]/4;&quot;&quot;)" office:value-type="float" office:value="971.4375" calcext:value-type="float">
            <text:p><text:s text:c="3"/>971,44</text:p>
          </table:table-cell>
          <table:table-cell table:style-name="ce8" office:value-type="float" office:value="823.01" calcext:value-type="float">
            <text:p><text:s text:c="3"/>823,01</text:p>
          </table:table-cell>
          <table:table-cell table:style-name="ce8" office:value-type="float" office:value="1005.46" calcext:value-type="float">
            <text:p><text:s text:c="2"/>1 005,46</text:p>
          </table:table-cell>
          <table:table-cell table:style-name="ce8" office:value-type="float" office:value="1130.39" calcext:value-type="float">
            <text:p><text:s text:c="2"/>1 130,39</text:p>
          </table:table-cell>
          <table:table-cell table:style-name="ce8" office:value-type="float" office:value="732.77" calcext:value-type="float">
            <text:p><text:s text:c="3"/>732,77</text:p>
          </table:table-cell>
          <table:table-cell table:formula="of:=IF(COUNT([.E9:.H9])&gt;0;SUM([.E9:.H9]);&quot;&quot;)" office:value-type="float" office:value="3691.63" calcext:value-type="float">
            <text:p><text:s text:c="2"/>3 691,63</text:p>
          </table:table-cell>
          <table:table-cell table:style-name="ce12" table:formula="of:=IF(AND(ISNUMBER([.C9]);ISNUMBER([.I9]));[.C9]-[.I9];&quot;&quot;)" office:value-type="currency" office:currency="EUR" office:value="194.12" calcext:value-type="currency">
            <text:p><text:s text:c="3"/>194,12 EUR</text:p>
          </table:table-cell>
          <table:table-cell table:formula="of:=IF(AND(ISNUMBER([.J9]);[.J9]&lt;0);&quot;Budget overschreden&quot;;&quot;&quot;)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ezicht:</text:p>
          </table:table-cell>
          <table:table-cell office:value-type="float" office:value="6" calcext:value-type="float">
            <text:p>6</text:p>
          </table:table-cell>
          <table:table-cell office:value-type="float" office:value="29747.3" calcext:value-type="float">
            <text:p><text:s text:c="2"/>29 747,30</text:p>
          </table:table-cell>
          <table:table-cell table:formula="of:=IF(ISNUMBER([.C10]);[.C10]/4;&quot;&quot;)" office:value-type="float" office:value="7436.825" calcext:value-type="float">
            <text:p><text:s text:c="2"/>7 436,83</text:p>
          </table:table-cell>
          <table:table-cell table:style-name="ce8" office:value-type="float" office:value="7691.05" calcext:value-type="float">
            <text:p><text:s text:c="2"/>7 691,05</text:p>
          </table:table-cell>
          <table:table-cell table:style-name="ce8" office:value-type="float" office:value="7576.15" calcext:value-type="float">
            <text:p><text:s text:c="2"/>7 576,15</text:p>
          </table:table-cell>
          <table:table-cell table:style-name="ce8" office:value-type="float" office:value="7188.91" calcext:value-type="float">
            <text:p><text:s text:c="2"/>7 188,91</text:p>
          </table:table-cell>
          <table:table-cell table:style-name="ce8" office:value-type="float" office:value="6567.91" calcext:value-type="float">
            <text:p><text:s text:c="2"/>6 567,91</text:p>
          </table:table-cell>
          <table:table-cell table:formula="of:=IF(COUNT([.E10:.H10])&gt;0;SUM([.E10:.H10]);&quot;&quot;)" office:value-type="float" office:value="29024.02" calcext:value-type="float">
            <text:p><text:s text:c="2"/>29 024,02</text:p>
          </table:table-cell>
          <table:table-cell table:style-name="ce12" table:formula="of:=IF(AND(ISNUMBER([.C10]);ISNUMBER([.I10]));[.C10]-[.I10];&quot;&quot;)" office:value-type="currency" office:currency="EUR" office:value="723.279999999999" calcext:value-type="currency">
            <text:p><text:s text:c="3"/>723,28 EUR</text:p>
          </table:table-cell>
          <table:table-cell table:formula="of:=IF(AND(ISNUMBER([.J10]);[.J10]&lt;0);&quot;Budget overschreden&quot;;&quot;&quot;)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vestering:</text:p>
          </table:table-cell>
          <table:table-cell office:value-type="float" office:value="7" calcext:value-type="float">
            <text:p>7</text:p>
          </table:table-cell>
          <table:table-cell office:value-type="float" office:value="19831.5" calcext:value-type="float">
            <text:p><text:s text:c="2"/>19 831,50</text:p>
          </table:table-cell>
          <table:table-cell table:formula="of:=IF(ISNUMBER([.C11]);[.C11]/4;&quot;&quot;)" office:value-type="float" office:value="4957.875" calcext:value-type="float">
            <text:p><text:s text:c="2"/>4 957,88</text:p>
          </table:table-cell>
          <table:table-cell table:style-name="ce8" office:value-type="float" office:value="4700.56" calcext:value-type="float">
            <text:p><text:s text:c="2"/>4 700,56</text:p>
          </table:table-cell>
          <table:table-cell table:style-name="ce8" office:value-type="float" office:value="4991.48" calcext:value-type="float">
            <text:p><text:s text:c="2"/>4 991,48</text:p>
          </table:table-cell>
          <table:table-cell table:style-name="ce8" office:value-type="float" office:value="4615.78" calcext:value-type="float">
            <text:p><text:s text:c="2"/>4 615,78</text:p>
          </table:table-cell>
          <table:table-cell table:style-name="ce8" office:value-type="float" office:value="4426.04" calcext:value-type="float">
            <text:p><text:s text:c="2"/>4 426,04</text:p>
          </table:table-cell>
          <table:table-cell table:formula="of:=IF(COUNT([.E11:.H11])&gt;0;SUM([.E11:.H11]);&quot;&quot;)" office:value-type="float" office:value="18733.86" calcext:value-type="float">
            <text:p><text:s text:c="2"/>18 733,86</text:p>
          </table:table-cell>
          <table:table-cell table:style-name="ce12" table:formula="of:=IF(AND(ISNUMBER([.C11]);ISNUMBER([.I11]));[.C11]-[.I11];&quot;&quot;)" office:value-type="currency" office:currency="EUR" office:value="1097.64" calcext:value-type="currency">
            <text:p><text:s text:c="2"/>1 097,64 EUR</text:p>
          </table:table-cell>
          <table:table-cell table:formula="of:=IF(AND(ISNUMBER([.J11]);[.J11]&lt;0);&quot;Budget overschreden&quot;;&quot;&quot;)"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iversen:</text:p>
          </table:table-cell>
          <table:table-cell office:value-type="float" office:value="8" calcext:value-type="float">
            <text:p>8</text:p>
          </table:table-cell>
          <table:table-cell office:value-type="float" office:value="2478.95" calcext:value-type="float">
            <text:p><text:s text:c="2"/>2 478,95</text:p>
          </table:table-cell>
          <table:table-cell table:formula="of:=IF(ISNUMBER([.C12]);[.C12]/4;&quot;&quot;)" office:value-type="float" office:value="619.7375" calcext:value-type="float">
            <text:p><text:s text:c="3"/>619,74</text:p>
          </table:table-cell>
          <table:table-cell table:style-name="ce8" office:value-type="float" office:value="611.06" calcext:value-type="float">
            <text:p><text:s text:c="3"/>611,06</text:p>
          </table:table-cell>
          <table:table-cell table:style-name="ce8" office:value-type="float" office:value="644.82" calcext:value-type="float">
            <text:p><text:s text:c="3"/>644,82</text:p>
          </table:table-cell>
          <table:table-cell table:style-name="ce8" office:value-type="float" office:value="712.69" calcext:value-type="float">
            <text:p><text:s text:c="3"/>712,69</text:p>
          </table:table-cell>
          <table:table-cell table:style-name="ce8" office:value-type="float" office:value="531.73" calcext:value-type="float">
            <text:p><text:s text:c="3"/>531,73</text:p>
          </table:table-cell>
          <table:table-cell table:formula="of:=IF(COUNT([.E12:.H12])&gt;0;SUM([.E12:.H12]);&quot;&quot;)" office:value-type="float" office:value="2500.3" calcext:value-type="float">
            <text:p><text:s text:c="2"/>2 500,30</text:p>
          </table:table-cell>
          <table:table-cell table:style-name="ce12" table:formula="of:=IF(AND(ISNUMBER([.C12]);ISNUMBER([.I12]));[.C12]-[.I12];&quot;&quot;)" office:value-type="currency" office:currency="EUR" office:value="-21.3500000000004" calcext:value-type="currency">
            <text:p>- <text:s text:c="2"/>21,35 EUR</text:p>
          </table:table-cell>
          <table:table-cell table:formula="of:=IF(AND(ISNUMBER([.J12]);[.J12]&lt;0);&quot;Budget overschreden&quot;;&quot;&quot;)" office:value-type="string" office:string-value="Budget overschreden" calcext:value-type="string">
            <text:p>Budget overschreden</text:p>
          </table:table-cell>
          <table:table-cell table:number-columns-repeated="1013"/>
        </table:table-row>
        <table:table-row table:style-name="ro3" table:visibility="collapse" table:number-rows-repeated="104856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adornments="Vet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"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currency-style style:name="N112P0" style:volatile="true"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  <number:currency-symbol>EUR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  <number:currency-symbol>EUR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  <number:currency-symbol>EUR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>
        <number:embedded-text number:position="6"> </number:embedded-text>
        <number:embedded-text number:position="3"> </number:embedded-text>
      </number:number>
      <number:text> </number:text>
      <number:currency-symbol>EUR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  <number:currency-symbol>EUR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>
        <number:embedded-text number:position="3"> </number:embedded-text>
      </number:number>
      <number:text> </number:text>
      <number:currency-symbol>EUR</number:currency-symbol>
      <style:map style:condition="value()&gt;=0" style:apply-style-name="N114P0"/>
    </number:currency-style>
    <number:currency-style style:name="N10108P0" style:volatile="true" number:language="nl" number:country="NL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nl" number:country="NL">
      <style:text-properties fo:color="#ff0000"/>
      <number:currency-symbol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-00-0000</text:date>, <text:time style:data-style-name="N2" text:time-value="10:48:04.64341145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3:49:02.409197199</meta:creation-date>
    <meta:editing-duration>PT1H36M46S</meta:editing-duration>
    <meta:editing-cycles>26</meta:editing-cycles>
    <meta:generator>LibreOffice/6.0.4.2$Linux_X86_64 LibreOffice_project/00m0$Build-2</meta:generator>
    <dc:date>2018-11-06T10:48:49.747779322</dc:date>
    <meta:document-statistic meta:table-count="1" meta:cell-count="112" meta:object-count="0"/>
  </office:meta>
</office:document-meta>
</file>